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D0000025EDB287268B849A946.png" manifest:media-type="image/png"/>
  <manifest:file-entry manifest:full-path="Pictures/100000000000023A000002162CB404653573A8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style:text-underline-style="solid" style:text-underline-width="auto" style:text-underline-color="font-color" officeooo:rsid="000579b6" officeooo:paragraph-rsid="00057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MI PRESENTACIÓ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paragraph" svg:width="17cm" svg:height="12.672cm" draw:z-index="0"><draw:image xlink:href="Pictures/100002010000032D0000025EDB287268B849A946.png" xlink:type="simple" xlink:show="embed" xlink:actuate="onLoad" loext:mime-type="image/png"/></draw:frame></text:p>
      <text:p text:style-name="P1"/>
      <text:p text:style-name="P1"><draw:frame draw:style-name="fr1" draw:name="Imagen2" text:anchor-type="paragraph" svg:x="1.203cm" svg:y="2.524cm" svg:width="15.081cm" svg:height="14.129cm" draw:z-index="1"><draw:image xlink:href="Pictures/100000000000023A000002162CB404653573A880.png" xlink:type="simple" xlink:show="embed" xlink:actuate="onLoad" loext:mime-type="image/png"/></draw:frame><text:soft-page-break/>Y ASÍ FUE COMO SE HIZO: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3T20:48:46.229000000</meta:creation-date>
    <dc:date>2019-10-13T20:55:35.383000000</dc:date>
    <meta:editing-duration>PT6M54S</meta:editing-duration>
    <meta:editing-cycles>1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2" meta:word-count="10" meta:character-count="47" meta:non-whitespace-character-count="39"/>
  </office:meta>
</office:document-meta>
</file>